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704f" officeooo:paragraph-rsid="0004704f"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4704f" officeooo:paragraph-rsid="0004704f"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000000" fo:font-size="16pt" fo:font-weight="bold" officeooo:rsid="0004704f" officeooo:paragraph-rsid="0004704f" style:font-size-asian="16pt" style:font-weight-asian="bold" style:font-size-complex="16pt" style:font-weight-complex="bold"/>
    </style:style>
    <style:style style:name="P4" style:family="paragraph" style:parent-style-name="Text_20_body">
      <style:paragraph-properties fo:text-align="start" style:justify-single-word="false"/>
      <style:text-properties officeooo:paragraph-rsid="0004704f"/>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normal" fo:font-weight="normal" officeooo:rsid="0004704f" style:font-size-asian="16pt" style:font-weight-asian="bold" style:font-size-complex="16pt" style:font-weight-complex="bold"/>
    </style:style>
    <style:style style:name="T3"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04704f" style:text-blinking="false" style:font-size-asian="16pt" style:font-weight-asian="bold" style:font-size-complex="16pt" style:font-weight-complex="bold"/>
    </style:style>
    <style:style style:name="T6" style:family="text">
      <style:text-properties fo:font-variant="normal" fo:text-transform="none" fo:color="#000000" style:text-line-through-style="none" style:text-line-through-type="none" style:font-name="sans-serif" fo:font-size="8.25pt" fo:letter-spacing="normal" fo:font-style="normal" style:text-underline-style="none" fo:font-weight="normal" officeooo:rsid="0004704f" style:text-blinking="false" style:font-size-asian="16pt" style:font-weight-asian="bold" style:font-size-complex="16pt" style:font-weight-complex="bold"/>
    </style:style>
    <style:style style:name="T7" style:family="text">
      <style:text-properties fo:font-variant="normal" fo:text-transform="none" fo:color="#000000" style:font-name="sans-serif" fo:font-size="10.5pt" fo:letter-spacing="normal" fo:font-style="normal" fo:font-weight="normal" officeooo:rsid="0004704f" style:font-size-asian="16pt" style:font-weight-asian="bold" style:font-size-complex="16pt" style:font-weight-complex="bold"/>
    </style:style>
    <style:style style:name="T8" style:family="text">
      <style:text-properties fo:font-variant="normal" fo:text-transform="none" fo:color="#000000" style:font-name="sans-serif" fo:font-size="10.5pt" fo:letter-spacing="normal" fo:font-style="normal" fo:font-weight="normal" officeooo:rsid="0005d505" style:font-size-asian="16pt" style:font-weight-asian="bold" style:font-size-complex="16pt" style:font-weight-complex="bold"/>
    </style:style>
    <style:style style:name="T9" style:family="text">
      <style:text-properties fo:font-variant="normal" fo:text-transform="none" fo:color="#000000" style:font-name="sans-serif" fo:font-size="10.5pt" fo:letter-spacing="normal" fo:font-style="normal" fo:font-weight="normal" officeooo:rsid="000760f9" style:font-size-asian="16pt" style:font-weight-asian="bold" style:font-size-complex="16pt" style:font-weight-complex="bold"/>
    </style:style>
    <style:style style:name="T10" style:family="text">
      <style:text-properties fo:font-variant="normal" fo:text-transform="none" fo:color="#000000" style:font-name="sans-serif" fo:font-size="10.5pt" fo:letter-spacing="normal" fo:font-style="normal" fo:font-weight="normal" officeooo:rsid="0007c99b" style:font-size-asian="16pt" style:font-weight-asian="bold" style:font-size-complex="16pt" style:font-weight-complex="bold"/>
    </style:style>
    <style:style style:name="T11" style:family="text">
      <style:text-properties fo:font-variant="normal" fo:text-transform="none" fo:color="#000000" style:font-name="sans-serif" fo:font-size="10.5pt" fo:letter-spacing="normal" fo:font-style="normal" fo:font-weight="normal" officeooo:rsid="0009a5a6" style:font-size-asian="16pt" style:font-weight-asian="bold" style:font-size-complex="16pt" style:font-weight-complex="bold"/>
    </style:style>
    <style:style style:name="T12" style:family="text">
      <style:text-properties fo:font-variant="normal" fo:text-transform="none" style:font-name="sans-serif" fo:font-size="10.5pt" fo:letter-spacing="normal" fo:font-style="normal"/>
    </style:style>
    <style:style style:name="T13" style:family="text">
      <style:text-properties fo:font-variant="normal" fo:text-transform="none" style:font-name="sans-serif" fo:font-size="10.5pt" fo:letter-spacing="normal" fo:font-style="normal" fo:font-weight="normal"/>
    </style:style>
    <style:style style:name="T14" style:family="text">
      <style:text-properties fo:font-variant="normal" fo:text-transform="none" style:font-name="sans-serif" fo:font-size="10.5pt" fo:letter-spacing="normal" fo:font-style="normal" fo:font-weight="normal" style:font-weight-asian="normal" style:font-weight-complex="normal"/>
    </style:style>
    <style:style style:name="T15" style:family="text">
      <style:text-properties fo:font-variant="normal" fo:text-transform="none" style:font-name="sans-serif" fo:font-size="10.5pt" fo:letter-spacing="normal" fo:font-style="normal" fo:font-weight="normal" officeooo:rsid="00057d8d"/>
    </style:style>
    <style:style style:name="T16"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astation of Eruption </text:p>
      <text:p text:style-name="P1">By: Chris DeLotto</text:p>
      <text:p text:style-name="P2"><text:span text:style-name="T1"/></text:p>
      <text:p text:style-name="P3"><text:span text:style-name="T13"><text:tab/>The </text:span><text:span text:style-name="T14">1815 Eruption of Mount Tambora</text:span><text:span text:style-name="T12"> </text:span><text:span text:style-name="T13">was one of the most powerful </text:span><text:span text:style-name="T3">eruptions </text:span><text:span text:style-name="T13">in </text:span><text:span text:style-name="T3">recorded history </text:span><text:span text:style-name="T13">. The eruption of </text:span><text:span text:style-name="T3">the volcano</text:span><text:span text:style-name="T13">, on the island of </text:span><text:span text:style-name="T3">Sumbawa </text:span><text:span text:style-name="T13">in the </text:span><text:span text:style-name="T3">Dutch East Indies </text:span><text:span text:style-name="T13">(</text:span><text:span text:style-name="T3">Indonesia</text:span><text:span text:style-name="T13">), reached a climax on 10 April 1815</text:span><text:span text:style-name="T4"> </text:span><text:span text:style-name="T13">and was followed by between six months and three years of increased steaming and small</text:span><text:span text:style-name="T3"> eruptions</text:span><text:span text:style-name="T13">.</text:span></text:p>
      <text:p text:style-name="P3"><text:span text:style-name="T13"/></text:p>
      <text:p text:style-name="P3"><text:span text:style-name="T13"><text:tab/>All vegetation on the island was destroyed. Uprooted trees, mixed with pumice ash, washed into the sea and formed rafts up to 3.1 mi across.</text:span><text:span text:style-name="T4"> </text:span><text:span text:style-name="T13">One </text:span><text:span text:style-name="T3">pumice raft </text:span><text:span text:style-name="T13">was found in the Indian Ocean, near </text:span><text:span text:style-name="T3">Calcutta </text:span><text:span text:style-name="T13">on 1 and 3 October 1815.</text:span><text:span text:style-name="T4"> </text:span><text:span text:style-name="T13">Clouds of thick ash still covered the summit on 23 April. Explosions ceased on 15 July, although smoke emissions were still observed as late as 23 August. Flames and rumbling aftershocks were reported in August 1819, four years after the event.</text:span></text:p>
      <text:p text:style-name="P2"><text:span text:style-name="T1"/></text:p>
      <text:p text:style-name="P3"><text:span text:style-name="T13"><text:tab/>The eruption column reached the stratosphere, an altitude of more than 27 mi.</text:span><text:span text:style-name="T4"> </text:span><text:span text:style-name="T13">The ash particles fell one to two weeks after the eruptions, but the finer ash particles stayed in the </text:span><text:span text:style-name="T3">atmosphere </text:span><text:span text:style-name="T13">from a few months up to a few years at altitudes of 6.2–18.6 mi.</text:span><text:span text:style-name="T4"> </text:span><text:span text:style-name="T13">Longitudinal winds spread these fine particles around the globe, creating optical phenomena. Prolonged and brilliantly </text:span><text:span text:style-name="T15">colored</text:span><text:span text:style-name="T13"> sunsets and </text:span><text:span text:style-name="T15">twilight's</text:span><text:span text:style-name="T13"> were frequently seen in London between 28 June and 2 July 1815 and 3 September and 7 October 1815.</text:span><text:span text:style-name="T4"> </text:span><text:span text:style-name="T13">The glow of the twilight sky typically appeared orange or red near the horizon and purple or pink above.</text:span></text:p>
      <text:p text:style-name="P2"><text:span text:style-name="T1"/></text:p>
      <text:p text:style-name="P2"><text:span text:style-name="T1"/></text:p>
      <text:p text:style-name="P4"><text:span text:style-name="T2"><text:tab/></text:span><text:span text:style-name="T7">The conditions during the northern hemisphere summer of 1816 were the result of the </text:span><text:span text:style-name="T5">largest observed eruption </text:span><text:span text:style-name="T7">in recorded human history, one during which global temperatures decreased by an average of </text:span><text:span text:style-name="T8">1.5</text:span><text:span text:style-name="T7"> °</text:span><text:span text:style-name="T8">f</text:span><text:span text:style-name="T7">, and related human deaths were reported to be about 90,000. The importance of volcanic eruptions during this </text:span><text:span text:style-name="T8">time</text:span><text:span text:style-name="T7">, specifically the eruption of Mount Tambora, cannot be overlooked. It is the most significant factor in this important climate anomaly across the globe.</text:span><text:span text:style-name="T6"> </text:span><text:span text:style-name="T7">While there were other eruptions during the year of 1815, Tambora is classified as a VEI-7 and an eruption column 45 km tall, eclipsing all others by at least one order of magnitude.</text:span></text:p>
      <text:p text:style-name="P4"><text:span text:style-name="T7"/></text:p>
      <text:p text:style-name="P4"><text:span text:style-name="T7"><text:tab/></text:span><text:span text:style-name="T9">In todays day and age, if this even would happen again, I believe things would be much worst then in 1815. Our population alone is much bigger then before. This means a lot more things would be destroyed because of advancements </text:span><text:span text:style-name="T11">in today's world </text:span><text:span text:style-name="T9">and more buildings </text:span><text:span text:style-name="T11">created</text:span><text:span text:style-name="T9">. </text:span><text:span text:style-name="T10">The devastation would be much worst. </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Delotto</meta:initial-creator>
    <meta:creation-date>2017-03-02T19:02:20.238630415</meta:creation-date>
    <dc:date>2017-03-02T19:29:01.905388885</dc:date>
    <dc:creator>Christopher Delotto</dc:creator>
    <meta:editing-duration>PT26M38S</meta:editing-duration>
    <meta:editing-cycles>8</meta:editing-cycles>
    <meta:generator>LibreOffice/4.3.7.2$Linux_X86_64 LibreOffice_project/430$Build-2</meta:generator>
    <meta:document-statistic meta:table-count="0" meta:image-count="0" meta:object-count="0" meta:page-count="1" meta:paragraph-count="8" meta:word-count="411" meta:character-count="2414" meta:non-whitespace-character-count="2003"/>
  </office:meta>
</office:document-meta>
</file>